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9.95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84cm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571cm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831cm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25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306cm"/>
    </style:style>
    <style:style style:name="gr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306cm"/>
    </style:style>
    <style:style style:name="gr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306cm"/>
    </style:style>
    <style:style style:name="gr1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558cm"/>
    </style:style>
    <style:style style:name="gr1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558cm"/>
    </style:style>
    <style:style style:name="gr1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558cm"/>
    </style:style>
    <style:style style:name="gr1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558cm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558cm"/>
    </style:style>
    <style:style style:name="gr1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558cm"/>
    </style:style>
    <style:style style:name="gr1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558cm"/>
    </style:style>
    <style:style style:name="gr1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1.771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1.558cm"/>
    </style:style>
    <style:style style:name="pr5" style:family="presentation" style:parent-style-name="Default-title">
      <style:graphic-properties draw:auto-grow-height="true" fo:min-height="1.812cm"/>
    </style:style>
    <style:style style:name="pr6" style:family="presentation" style:parent-style-name="Default-title">
      <style:graphic-properties draw:auto-grow-height="true" fo:min-height="1.58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margin-top="0cm" fo:margin-bottom="0cm" fo:line-height="150%">
        <style:tab-stops/>
      </style:paragraph-properties>
    </style:style>
    <style:style style:name="P4" style:family="paragraph">
      <loext:graphic-properties draw:fill="none" draw:fill-color="#ffffff"/>
      <style:paragraph-properties fo:margin-top="0cm" fo:margin-bottom="0cm" fo:line-height="150%">
        <style:tab-stops/>
      </style:paragraph-properties>
    </style:style>
    <style:style style:name="P5" style:family="paragraph">
      <style:paragraph-properties fo:margin-top="0cm" fo:margin-bottom="0cm" fo:line-height="150%">
        <style:tab-stops/>
      </style:paragraph-properties>
      <style:text-properties fo:font-size="18pt"/>
    </style:style>
    <style:style style:name="P6" style:family="paragraph">
      <loext:graphic-properties draw:fill="none" draw:fill-color="#ffffff"/>
      <style:paragraph-properties fo:margin-top="0cm" fo:margin-bottom="0cm" fo:line-height="150%">
        <style:tab-stops/>
      </style:paragraph-properties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style:font-name="Courier New1"/>
    </style:style>
    <style:style style:name="P9" style:family="paragraph">
      <loext:graphic-properties draw:fill="none" draw:fill-color="#ffffff"/>
      <style:paragraph-properties fo:margin-top="0cm" fo:margin-bottom="0cm" fo:line-height="150%">
        <style:tab-stops/>
      </style:paragraph-properties>
      <style:text-properties style:font-name="Courier New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Courier New1"/>
    </style:style>
    <style:style style:name="T5" style:family="text">
      <style:text-properties style:font-name="Courier New1" fo:font-weight="normal" style:font-weight-asian="normal" style:font-weight-complex="normal"/>
    </style:style>
    <style:style style:name="T6" style:family="text">
      <style:text-properties style:font-name="Liberation Sans2" fo:font-weight="normal" style:font-weight-asian="normal" style:font-weight-complex="normal"/>
    </style:style>
    <style:style style:name="T7" style:family="text">
      <style:text-properties fo:font-size="18pt" fo:font-weight="normal" style:font-weight-asian="normal" style:font-weight-complex="normal"/>
    </style:style>
    <style:style style:name="T8" style:family="text">
      <style:text-properties style:font-name="Courier New1" fo:font-size="18pt" fo:font-weight="normal" style:font-weight-asian="normal" style:font-weight-complex="normal"/>
    </style:style>
    <style:style style:name="T9" style:family="text">
      <style:text-properties style:font-name="Liberation Sans2" fo:font-size="18pt" fo:font-weight="normal" style:font-weight-asian="normal" style:font-weight-complex="normal"/>
    </style:style>
    <style:style style:name="T10" style:family="text">
      <style:text-properties fo:font-size="18pt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727cm" presentation:class="title" presentation:user-transformed="true">
          <draw:text-box>
            <text:p>Concurrent Programming With Groovy</text:p>
          </draw:text-box>
        </draw:frame>
        <draw:frame draw:style-name="gr1" draw:text-style-name="P1" draw:layer="layout" svg:width="24.892cm" svg:height="10.205cm" svg:x="1.524cm" svg:y="4.064cm">
          <draw:text-box>
            <text:p>Who Am I: <text:span text:style-name="T1">David Clark</text:span></text:p>
            <text:p/>
            <text:p>Where Do I Work: <text:span text:style-name="T1">Principal Engineer, Research Now</text:span></text:p>
            <text:p/>
            <text:p>Where Do I Code: <text:a xlink:href="https://github.com/dwclark" xlink:type="simple">https://github.com/dwclark</text:a></text:p>
            <text:p/>
            <text:p>Where Is This Presentation: <text:a xlink:href="https://github.com/dwclark/concurrent-groovy" xlink:type="simple">https://github.com/dwclark/concurrent-groovy</text:a></text:p>
            <text:p/>
            <text:p>Why Is This Presentation So Boring And On A White Background?:</text:p>
            <text:p/>
            <text:p><text:span text:style-name="T2">Because this is a really hard topic to present on. I went with the “wall of text” anti-pattern so that you can review this info later. I’m hoping that for the most part we have a discussion, please ask questions and share experiences whenever. Concurrency is more art than science so it’s hard to give a clear cut series of practices to follow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01cm" svg:y="0.728cm" presentation:class="title" presentation:user-transformed="true">
          <draw:text-box>
            <text:p>Let’s Start With a Rant</text:p>
          </draw:text-box>
        </draw:frame>
        <draw:frame draw:style-name="gr3" draw:text-style-name="P4" draw:layer="layout" svg:width="24.892cm" svg:height="10.556cm" svg:x="1.525cm" svg:y="3.165cm">
          <draw:text-box>
            <text:list text:style-name="L2">
              <text:list-item>
                <text:p xml:id="id1" text:id="id1" text:style-name="P3">Concurrent/Parallel programming is really hard.</text:p>
              </text:list-item>
              <text:list-item>
                <text:p xml:id="id2" text:id="id2" text:style-name="P3">I’ve done concurrent programming in C++, I’ve heard it’s better now with C++14, but I still wouldn’t go back unless paid big bucks.</text:p>
              </text:list-item>
              <text:list-item>
                <text:p xml:id="id3" text:id="id3" text:style-name="P3">Most dynamic languages have a bad threading story because of lack of VM support, lack of memory model, presence of interpreter locks, etc.</text:p>
              </text:list-item>
              <text:list-item>
                <text:p xml:id="id4" text:id="id4" text:style-name="P3">Perl 6 was supposed to provide an interesting answer for this, but everyone forgot about Perl 6...including the Perl people.</text:p>
              </text:list-item>
              <text:list-item>
                <text:p xml:id="id5" text:id="id5" text:style-name="P3">Scala sort of does immutability...except when it doesn’t.</text:p>
              </text:list-item>
              <text:list-item>
                <text:p xml:id="id6" text:id="id6" text:style-name="P3">Clojure has an interesting story for certain classes of concurrency problems, but I have my doubts that it can solve the hardest types of concurrency problem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558cm" svg:x="1.401cm" svg:y="0.728cm" presentation:class="title" presentation:user-transformed="true">
          <draw:text-box>
            <text:p>Sure, But Can’t You Rant About Groovy?</text:p>
          </draw:text-box>
        </draw:frame>
        <draw:frame draw:style-name="gr4" draw:text-style-name="P4" draw:layer="layout" svg:width="24.892cm" svg:height="11.821cm" svg:x="1.525cm" svg:y="2.365cm">
          <draw:text-box>
            <text:list text:style-name="L2">
              <text:list-item>
                <text:p xml:id="id7" text:id="id7" text:style-name="P3">Yes, I can: Groovy has been an interesting mix of behind the curve, about average, and ahead of the curve at different points in it’s history.</text:p>
              </text:list-item>
              <text:list-item>
                <text:p xml:id="id8" text:id="id8" text:style-name="P3">Groovy came with anonymous functions (closures) from day one (ahead).</text:p>
              </text:list-item>
              <text:list-item>
                <text:p xml:id="id9" text:id="id9" text:style-name="P3">GPars gave us a way to do Fork/Join and parallel collection processing years before anyone in the plain Java world could (ahead).</text:p>
              </text:list-item>
              <text:list-item>
                <text:p xml:id="id10" text:id="id10" text:style-name="P3">But, Groovy closures have performance issues which means using them in GPars or with Java 8 streams doesn’t work for performance sensitive applications (behind).</text:p>
              </text:list-item>
              <text:list-item>
                <text:p xml:id="id11" text:id="id11" text:style-name="P3">GPars has not been updated to use newer Java threading features so we are stuck using JSR 166y parallel arrays and thread pools (behind).</text:p>
              </text:list-item>
              <text:list-item>
                <text:p xml:id="id12" text:id="id12" text:style-name="P3">But since it is Groovy we can always use Java directly, use @CompileStatic, and write ugly-ish code if necessary (about average).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812cm" svg:x="1.401cm" svg:y="0.728cm" presentation:class="title" presentation:user-transformed="true">
          <draw:text-box>
            <text:p>And Now For the Bad News (End Rant)</text:p>
          </draw:text-box>
        </draw:frame>
        <draw:frame draw:style-name="gr5" draw:text-style-name="P6" draw:layer="layout" svg:width="24.892cm" svg:height="12.081cm" svg:x="1.525cm" svg:y="2.54cm">
          <draw:text-box>
            <text:list text:style-name="L2">
              <text:list-item>
                <text:p xml:id="id13" text:id="id13" text:style-name="P5">It would be nice to just ignore concurrency but we can’t because...</text:p>
              </text:list-item>
              <text:list-item>
                <text:p xml:id="id14" text:id="id14" text:style-name="P5">Computer clock speeds are not getting any faster.</text:p>
              </text:list-item>
              <text:list-item>
                <text:p xml:id="id15" text:id="id15" text:style-name="P5">Exotic CPU optimizations are basically maxed out (pipelining, branch prediction, out of order instruction execution).</text:p>
              </text:list-item>
              <text:list-item>
                <text:p xml:id="id16" text:id="id16" text:style-name="P5">The only real improvement that makes all programs faster is larger L2 caches.</text:p>
              </text:list-item>
              <text:list-item>
                <text:p xml:id="id17" text:id="id17" text:style-name="P5">Some programs are also sped up by SSD drives (but only I/O bound ones) .</text:p>
              </text:list-item>
              <text:list-item>
                <text:p xml:id="id18" text:id="id18" text:style-name="P5">That’s all folks!</text:p>
              </text:list-item>
              <text:list-item>
                <text:p xml:id="id19" text:id="id19" text:style-name="P5">The only thing we are left with is the fact that computers sprout cores like mushrooms. If you want to do more or go faster you have to use them.</text:p>
              </text:list-item>
              <text:list-item>
                <text:p xml:id="id20" text:id="id20" text:style-name="P5">The worst news: Using all your cores ranges from “about as hard as regular programming” to “here be dragons!”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58cm" svg:x="1.401cm" svg:y="0.478cm" presentation:class="title" presentation:user-transformed="true">
          <draw:text-box>
            <text:p>The Good News</text:p>
          </draw:text-box>
        </draw:frame>
        <draw:frame draw:style-name="gr6" draw:text-style-name="P4" draw:layer="layout" svg:width="24.892cm" svg:height="12.688cm" svg:x="1.525cm" svg:y="2.248cm">
          <draw:text-box>
            <text:list text:style-name="L2">
              <text:list-item>
                <text:p text:style-name="P3">It’s possible to do this and you can be the hero on your team.</text:p>
              </text:list-item>
              <text:list-item>
                <text:p text:style-name="P3">There are some simple practices that reduce most/all concurrency issues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/>Use a friendly language and platform. Because you are using Groovy on the JVM you have this covered.</text:p>
                      </text:list-item>
                      <text:list-item>
                        <text:p text:style-name="P3"><text:s/>The more immutable your code, the better.</text:p>
                      </text:list-item>
                      <text:list-item>
                        <text:p text:style-name="P3"><text:s/>Use synchronization primitives as little as possible, preferably never</text:p>
                      </text:list-item>
                      <text:list-item>
                        <text:p text:style-name="P3"><text:s/>Use thread safe libraries and understand what your responsibilities are when using code that is not explicitly thread safe (which are most libraries).</text:p>
                      </text:list-item>
                      <text:list-item>
                        <text:p text:style-name="P3"><text:s/>Understand the execution model of the libraries you are using.</text:p>
                      </text:list-item>
                      <text:list-item>
                        <text:p text:style-name="P3"><text:s/>Match the execution model to the problem you are solving. For example I/O heavy code doesn’t play well with Java Streams. Fine grained computationally intensive code doesn’t play well with GPars actor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01cm" svg:y="0.728cm" presentation:class="title" presentation:user-transformed="true">
          <draw:text-box>
            <text:p>Immutability</text:p>
          </draw:text-box>
        </draw:frame>
        <draw:frame draw:style-name="gr7" draw:text-style-name="P4" draw:layer="layout" svg:width="24.892cm" svg:height="10.556cm" svg:x="1.525cm" svg:y="4.065cm">
          <draw:text-box>
            <text:list text:style-name="L2">
              <text:list-item>
                <text:p text:style-name="P3">I can’t emphasize this enough, the less you mutate, the easier your life will be.</text:p>
              </text:list-item>
              <text:list-item>
                <text:p text:style-name="P3">Every use of <text:span text:style-name="T1">final</text:span><text:span text:style-name="T3"> is at least one less bug you will have</text:span></text:p>
              </text:list-item>
              <text:list-item>
                <text:p text:style-name="P3"><text:span text:style-name="T3">If all of your fields are final you basically don’t have any problems with concurrency (yes, for the experts out there this is an oversimplification).</text:span></text:p>
              </text:list-item>
              <text:list-item>
                <text:p text:style-name="P3"><text:span text:style-name="T3">But if your all of your fields are final, you are basically programming in clojure with Groovy syntax.</text:span></text:p>
              </text:list-item>
              <text:list-item>
                <text:p text:style-name="P3"><text:span text:style-name="T3">Controlled mutation is what allows for full flexibility and performance in a multi-threaded proces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2.63cm" svg:x="1.401cm" svg:y="0.728cm" presentation:class="title" presentation:user-transformed="true">
          <draw:text-box>
            <text:p><text:span text:style-name="T4">import groovy.transform.*</text:span></text:p>
          </draw:text-box>
        </draw:frame>
        <draw:frame draw:style-name="gr7" draw:text-style-name="P9" draw:layer="layout" svg:width="24.892cm" svg:height="10.556cm" svg:x="1.525cm" svg:y="4.065cm">
          <draw:text-box>
            <text:list text:style-name="L2">
              <text:list-item>
                <text:p text:style-name="P3"><text:span text:style-name="T5">@Immutable</text:span><text:span text:style-name="T6">: Make a class thread safe by making mutations impossible. Use this as often as possible in concurrent code.</text:span></text:p>
              </text:list-item>
              <text:list-item>
                <text:p text:style-name="P3"><text:span text:style-name="T5">@Synchronized</text:span><text:span text:style-name="T6">: A safer alternative than using </text:span><text:span text:style-name="T5">synchronized</text:span><text:span text:style-name="T6"> keyword at the method level. Use sparingly, you should avoid locks as much as possible.</text:span></text:p>
              </text:list-item>
              <text:list-item>
                <text:p text:style-name="P3"><text:span text:style-name="T5">@WithReadLock</text:span><text:span text:style-name="T6">: Convenience annotation for wrapping methods with read locks. Use even more sparingly, read/write locks are surprisingly hard to get right.</text:span></text:p>
              </text:list-item>
              <text:list-item>
                <text:p text:style-name="P3"><text:span text:style-name="T5">@WithWriteLock</text:span><text:span text:style-name="T6">: Same as </text:span><text:span text:style-name="T5">@WithReadLock</text:span><text:span text:style-name="T6">, same warnings apply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01cm" svg:y="0.728cm" presentation:class="title" presentation:user-transformed="true">
          <draw:text-box>
            <text:p>Decisions To Make When Doing Concurrency</text:p>
          </draw:text-box>
        </draw:frame>
        <draw:frame draw:style-name="gr8" draw:text-style-name="P6" draw:layer="layout" svg:width="24.892cm" svg:height="10.556cm" svg:x="1.525cm" svg:y="4.065cm">
          <draw:text-box>
            <text:list text:style-name="L4">
              <text:list-item>
                <text:p text:style-name="P3"><text:span text:style-name="T7"><text:s/></text:span><text:span text:style-name="T7">Do I have dedicated tasks that run for the life of my application or are they ephemeral, in other words does it make sense to name each task or not?</text:span></text:p>
              </text:list-item>
              <text:list-item>
                <text:p text:style-name="P3"><text:span text:style-name="T7"><text:s/></text:span><text:span text:style-name="T7">What kind of pool do I need?</text:span></text:p>
              </text:list-item>
              <text:list-item>
                <text:p text:style-name="P3"><text:span text:style-name="T7"><text:s/></text:span><text:span text:style-name="T7">How computationally intense are my parallel tasks?</text:span></text:p>
              </text:list-item>
              <text:list-item>
                <text:p text:style-name="P3"><text:span text:style-name="T7"><text:s/></text:span><text:span text:style-name="T7">How much shared state do I have and how complex/dependent are the tasks generating these states?</text:span></text:p>
              </text:list-item>
            </text:list>
            <text:p text:style-name="P3"><text:span text:style-name="T7"/></text:p>
            <text:p text:style-name="P3"><text:span text:style-name="T7">For each combination of the above questions, there tends to be a relatively good/safe choice at least as a first attempt at solving the proble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01cm" svg:y="0.728cm" presentation:class="title" presentation:user-transformed="true">
          <draw:text-box>
            <text:p>Decision #1, Dedicated or Ephemeral Tasks?</text:p>
          </draw:text-box>
        </draw:frame>
        <draw:frame draw:style-name="gr9" draw:text-style-name="P6" draw:layer="layout" svg:width="24.892cm" svg:height="10.556cm" svg:x="1.525cm" svg:y="4.065cm">
          <draw:text-box>
            <text:list text:style-name="L1">
              <text:list-item>
                <text:p text:style-name="P3"><text:span text:style-name="T7">I have dedicated tasks</text:span></text:p>
                <text:list>
                  <text:list-item>
                    <text:p text:style-name="P3"><text:span text:style-name="T7">I have tasks that run continuously</text:span></text:p>
                    <text:list>
                      <text:list-item>
                        <text:p text:style-name="P3"><text:span text:style-name="T7">Use </text:span><text:span text:style-name="T8">Thread.start(task)</text:span><text:span text:style-name="T9">at the start of your application</text:span></text:p>
                      </text:list-item>
                    </text:list>
                  </text:list-item>
                  <text:list-item>
                    <text:p text:style-name="P3"><text:span text:style-name="T9">I have tasks that run intermittently</text:span></text:p>
                    <text:list>
                      <text:list-item>
                        <text:p text:style-name="P3"><text:span text:style-name="T9">Create a </text:span><text:span text:style-name="T8">ScheduledExecutorService</text:span></text:p>
                      </text:list-item>
                      <text:list-item>
                        <text:p text:style-name="P3"><text:span text:style-name="T9">Schedule your tasks using </text:span><text:span text:style-name="T8">scheduleAtFixedRate </text:span><text:span text:style-name="T9">or</text:span><text:span text:style-name="T8"> scheduleWithFixedDelay</text:span></text:p>
                      </text:list-item>
                    </text:list>
                  </text:list-item>
                  <text:list-item>
                    <text:p text:style-name="P3"><text:span text:style-name="T9">Skip to decision #3</text:span></text:p>
                  </text:list-item>
                </text:list>
              </text:list-item>
              <text:list-item>
                <text:p text:style-name="P3"><text:span text:style-name="T9">I don’t have dedicated tasks, go to decision #2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01cm" svg:y="0.728cm" presentation:class="title" presentation:user-transformed="true">
          <draw:text-box>
            <text:p>Decision #2, What Kind of Pool?</text:p>
          </draw:text-box>
        </draw:frame>
        <draw:frame draw:style-name="gr10" draw:text-style-name="P6" draw:layer="layout" svg:width="24.892cm" svg:height="10.808cm" svg:x="1.525cm" svg:y="4.065cm">
          <draw:text-box>
            <text:list text:style-name="L1">
              <text:list-item>
                <text:p text:style-name="P3"><text:span text:style-name="T7">My computation involves I/O (files, sockets, db connections, etc.)</text:span></text:p>
                <text:list>
                  <text:list-item>
                    <text:p text:style-name="P3"><text:span text:style-name="T7">Create a growable/shrinkable </text:span><text:span text:style-name="T8">ThreadPoolExecutor</text:span><text:span text:style-name="T7"> with a bounded queue</text:span></text:p>
                  </text:list-item>
                  <text:list-item>
                    <text:p text:style-name="P3"><text:span text:style-name="T7">Size your pool with a max size of 5x the number of cores you have</text:span></text:p>
                  </text:list-item>
                </text:list>
              </text:list-item>
              <text:list-item>
                <text:p text:style-name="P3"><text:span text:style-name="T7">My computation does not involve I/O</text:span></text:p>
                <text:list>
                  <text:list-item>
                    <text:p text:style-name="P3"><text:span text:style-name="T7">My computation does not involve heavy use of floating point operations</text:span></text:p>
                    <text:list>
                      <text:list-item>
                        <text:p text:style-name="P3"><text:span text:style-name="T7">Use the built in </text:span><text:span text:style-name="T8">ForkJoinPool.commonPool()</text:span><text:span text:style-name="T7"> to schedule your tasks</text:span></text:p>
                      </text:list-item>
                    </text:list>
                  </text:list-item>
                  <text:list-item>
                    <text:p text:style-name="P3"><text:span text:style-name="T7">My computation involves heavy use of floating point operations</text:span></text:p>
                    <text:list>
                      <text:list-item>
                        <text:p text:style-name="P3"><text:span text:style-name="T7">You need GPU support. Use something like deeplearning4j which will expose parallelism via </text:span><text:span text:style-name="T8">ParallelWrapper</text:span><text:span text:style-name="T7"> and </text:span><text:span text:style-name="T8">CudaEnvironment</text:span><text:span text:style-name="T7">.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7">Move to decision #3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01cm" svg:y="0.728cm" presentation:class="title" presentation:user-transformed="true">
          <draw:text-box>
            <text:p>Decision #3, What Kind of Code?</text:p>
          </draw:text-box>
        </draw:frame>
        <draw:frame draw:style-name="gr11" draw:text-style-name="P6" draw:layer="layout" svg:width="24.892cm" svg:height="10.808cm" svg:x="1.525cm" svg:y="4.065cm">
          <draw:text-box>
            <text:list text:style-name="L1">
              <text:list-item>
                <text:p text:style-name="P3"><text:span text:style-name="T7">My computation involves I/O (files, sockets, db connections, etc.)</text:span></text:p>
                <text:list>
                  <text:list-item>
                    <text:p text:style-name="P3"><text:span text:style-name="T7">Use plain vanilla Groovy or </text:span><text:span text:style-name="T8">@TypeChecked</text:span><text:span text:style-name="T7"> Groovy</text:span></text:p>
                  </text:list-item>
                  <text:list-item>
                    <text:p text:style-name="P3"><text:span text:style-name="T7">Move to Decision #4</text:span></text:p>
                  </text:list-item>
                </text:list>
              </text:list-item>
              <text:list-item>
                <text:p text:style-name="P3"><text:span text:style-name="T7">My computation is CPU intense and uses integral types (</text:span><text:span text:style-name="T8">short</text:span><text:span text:style-name="T7">, </text:span><text:span text:style-name="T8">int</text:span><text:span text:style-name="T7">, </text:span><text:span text:style-name="T8">long</text:span><text:span text:style-name="T7">, etc.)</text:span></text:p>
                <text:list>
                  <text:list-item>
                    <text:p text:style-name="P3"><text:span text:style-name="T7">Use </text:span><text:span text:style-name="T8">@CompileStatic</text:span><text:span text:style-name="T7"> Groovy or Java</text:span></text:p>
                  </text:list-item>
                  <text:list-item>
                    <text:p text:style-name="P3"><text:span text:style-name="T7">Move to Decision #4</text:span></text:p>
                  </text:list-item>
                </text:list>
              </text:list-item>
              <text:list-item>
                <text:p text:style-name="P3"><text:span text:style-name="T7">My computation involves floating point operations (machine learning, neural nets)</text:span></text:p>
                <text:list>
                  <text:list-item>
                    <text:p text:style-name="P3"><text:span text:style-name="T7">Use Fortran libraries (Blas, Linpack, Lapack)</text:span></text:p>
                  </text:list-item>
                  <text:list-item>
                    <text:p text:style-name="P3"><text:span text:style-name="T7">You’re done, good luck, hire a lot of Ph.D’s, be prepared for lots of results that are useless, hard to interpret, baffling...and rarely...a real breakthrough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558cm" svg:x="1.401cm" svg:y="0.728cm" presentation:class="title" presentation:user-transformed="true">
          <draw:text-box>
            <text:p>Decision #4, Linearly Dependent State</text:p>
          </draw:text-box>
        </draw:frame>
        <draw:frame draw:style-name="gr12" draw:text-style-name="P6" draw:layer="layout" svg:width="24.892cm" svg:height="10.808cm" svg:x="1.525cm" svg:y="2.565cm">
          <draw:text-box>
            <text:list text:style-name="L1">
              <text:list-item>
                <text:p text:style-name="P3"><text:span text:style-name="T7">Your code is executing a series of operations where the next state depends on the previous state, the number of operations is irrelevant here.</text:span></text:p>
              </text:list-item>
              <text:list-item>
                <text:p text:style-name="P3"><text:span text:style-name="T7">Each operation takes a long time and you are not executing operations on millions of items stored in collections.</text:span></text:p>
              </text:list-item>
              <text:list-item>
                <text:p text:style-name="P3"><text:span text:style-name="T7">Option #1: Choose Java 8 </text:span><text:span text:style-name="T8">CompletableFuture</text:span></text:p>
              </text:list-item>
              <text:list-item>
                <text:p text:style-name="P3"><text:span text:style-name="T7">Option #2: Choose GPars </text:span><text:span text:style-name="T8">Promise/Dataflow</text:span><text:span text:style-name="T7"> operations</text:span></text:p>
              </text:list-item>
              <text:list-item>
                <text:p text:style-name="P3"><text:span text:style-name="T7">Examples: </text:span><text:span text:style-name="T10">DownloadWebsites.groovy</text:span><text:span text:style-name="T7"> and </text:span><text:span text:style-name="T10">BasicPipeline.groov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558cm" svg:x="1.401cm" svg:y="0.728cm" presentation:class="title" presentation:user-transformed="true">
          <draw:text-box>
            <text:p>Decision #4, Parallel Collections</text:p>
          </draw:text-box>
        </draw:frame>
        <draw:frame draw:style-name="gr13" draw:text-style-name="P6" draw:layer="layout" svg:width="24.892cm" svg:height="11.706cm" svg:x="1.525cm" svg:y="2.565cm">
          <draw:text-box>
            <text:list text:style-name="L1">
              <text:list-item>
                <text:p text:style-name="P3"><text:span text:style-name="T7">Your code is processing a large number of items in collections. Each operation is independent of each other except for possibly a final reduction phase.</text:span></text:p>
              </text:list-item>
              <text:list-item>
                <text:p text:style-name="P3"><text:span text:style-name="T7">Choose: Choose Java 8 streams (or GPars Parallel Arrays if you are stuck on 7).</text:span></text:p>
              </text:list-item>
              <text:list-item>
                <text:p text:style-name="P3"><text:span text:style-name="T7">Gotcha #1: It’s harder than you think to process collections in parallel; measure your actual performance and avoid parallel collections if they are slower.</text:span></text:p>
              </text:list-item>
              <text:list-item>
                <text:p text:style-name="P3"><text:span text:style-name="T7">Gotcha #2: Groovy casting and boxing/unboxing can dominate your execution. If you are doing either of these, you are probably doing it wrong.</text:span></text:p>
              </text:list-item>
              <text:list-item>
                <text:p text:style-name="P3"><text:span text:style-name="T7">Gotcha #3: Memory allocation/GC can also dominate your processing. Immutable reductions are a common culprit here. Take a look at mutable reductions using </text:span><text:span text:style-name="T8">Colllector</text:span><text:span text:style-name="T7">/</text:span><text:span text:style-name="T8">Collectors</text:span><text:span text:style-name="T7"> in </text:span><text:span text:style-name="T8">java.util.stream</text:span><text:span text:style-name="T7">. </text:span></text:p>
              </text:list-item>
              <text:list-item>
                <text:p text:style-name="P3"><text:span text:style-name="T7">Example: </text:span><text:span text:style-name="T10">ParallelCollections.groov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558cm" svg:x="1.401cm" svg:y="0.728cm" presentation:class="title" presentation:user-transformed="true">
          <draw:text-box>
            <text:p>Decision #4, Independent States</text:p>
          </draw:text-box>
        </draw:frame>
        <draw:frame draw:style-name="gr14" draw:text-style-name="P6" draw:layer="layout" svg:width="24.892cm" svg:height="10.808cm" svg:x="1.525cm" svg:y="2.565cm">
          <draw:text-box>
            <text:list text:style-name="L1">
              <text:list-item>
                <text:p text:style-name="P3"><text:span text:style-name="T7">Your code has a large number of independent states that must be maintained.</text:span></text:p>
              </text:list-item>
              <text:list-item>
                <text:p text:style-name="P3"><text:span text:style-name="T7">Choose: GPars Actors</text:span></text:p>
              </text:list-item>
              <text:list-item>
                <text:p text:style-name="P3"><text:span text:style-name="T7">Actors isolate all state decisions. Only one thread at a time can ever touch the internal state of an actor.</text:span></text:p>
              </text:list-item>
              <text:list-item>
                <text:p text:style-name="P3"><text:span text:style-name="T7">The only way to change the state of an actor is to send a message to the actor. In GPars actors maintain queues which are used to store/process messages.</text:span></text:p>
              </text:list-item>
              <text:list-item>
                <text:p text:style-name="P3"><text:span text:style-name="T7">A very large number of actors can be serviced by a small number of threads. For performance related actors should be attached to the same thread pool.</text:span></text:p>
              </text:list-item>
              <text:list-item>
                <text:p text:style-name="P3"><text:span text:style-name="T7">Example: </text:span><text:span text:style-name="T10">FilingCabinet.groov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558cm" svg:x="1.401cm" svg:y="0.728cm" presentation:class="title" presentation:user-transformed="true">
          <draw:text-box>
            <text:p>Decision #4, Independent Operations</text:p>
          </draw:text-box>
        </draw:frame>
        <draw:frame draw:style-name="gr15" draw:text-style-name="P6" draw:layer="layout" svg:width="24.892cm" svg:height="10.808cm" svg:x="1.525cm" svg:y="2.565cm">
          <draw:text-box>
            <text:list text:style-name="L1">
              <text:list-item>
                <text:p text:style-name="P3"><text:span text:style-name="T7">Your code has a large number of operations that must all operate on the same shared state.</text:span></text:p>
              </text:list-item>
              <text:list-item>
                <text:p text:style-name="P3"><text:span text:style-name="T7">Choose: GPars Agents</text:span></text:p>
              </text:list-item>
              <text:list-item>
                <text:p text:style-name="P3"><text:span text:style-name="T7">Agents are actors in reverse. Actors define operations and accept messages. Agents define shared state and accept operations.</text:span></text:p>
              </text:list-item>
              <text:list-item>
                <text:p text:style-name="P3"><text:span text:style-name="T7">Only one operation at a time will operate on the shared state. Agents really shine when standard OO encapsulation is unnatural and your code is better modelled as a series of functions.</text:span></text:p>
              </text:list-item>
              <text:list-item>
                <text:p text:style-name="P3"><text:span text:style-name="T7">Example: </text:span><text:span text:style-name="T10">ShoppingCart.groov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558cm" svg:x="1.401cm" svg:y="0.728cm" presentation:class="title" presentation:user-transformed="true">
          <draw:text-box>
            <text:p>Decision #4, Complex State Dependencies</text:p>
          </draw:text-box>
        </draw:frame>
        <draw:frame draw:style-name="gr16" draw:text-style-name="P6" draw:layer="layout" svg:width="24.892cm" svg:height="10.808cm" svg:x="1.525cm" svg:y="2.565cm">
          <draw:text-box>
            <text:list text:style-name="L1">
              <text:list-item>
                <text:p text:style-name="P3"><text:span text:style-name="T7">Your code has a large number of states that have a complex set of dependencies.</text:span></text:p>
              </text:list-item>
              <text:list-item>
                <text:p text:style-name="P3"><text:span text:style-name="T7">Choose: GPars Dataflow</text:span></text:p>
              </text:list-item>
              <text:list-item>
                <text:p text:style-name="P3"><text:span text:style-name="T7">Dataflow allows you to define complex networks of state dependencies.</text:span></text:p>
              </text:list-item>
              <text:list-item>
                <text:p text:style-name="P3"><text:span text:style-name="T7">A small number of concepts can be used to model these dependencies: Tasks, DataflowVariables, DataflowQueues, DataflowChannels, Selectors, Operators.</text:span><text:span text:style-name="T7"><text:tab/></text:span></text:p>
              </text:list-item>
              <text:list-item>
                <text:p text:style-name="P3"><text:span text:style-name="T7">Example: </text:span><text:span text:style-name="T10">BasicComputation.groov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01cm" svg:x="1.401cm" svg:y="0.207cm" presentation:class="title" presentation:user-transformed="true">
          <draw:text-box>
            <text:p>What’s the <text:span text:style-name="T2">Future&lt;T&gt;</text:span> of Concurrent Programming With Groovy?</text:p>
          </draw:text-box>
        </draw:frame>
        <draw:frame draw:style-name="gr17" draw:text-style-name="P6" draw:layer="layout" svg:width="24.892cm" svg:height="12.021cm" svg:x="1.525cm" svg:y="2.965cm">
          <draw:text-box>
            <text:list text:style-name="L1">
              <text:list-item>
                <text:p xml:id="id21" text:id="id21" text:style-name="P3"><text:span text:style-name="T7">Groovy will continue to take advantage of JVM and Java library improvements.</text:span></text:p>
              </text:list-item>
              <text:list-item>
                <text:p xml:id="id22" text:id="id22" text:style-name="P3"><text:span text:style-name="T7">Groovy friendly platforms such as Grails and Ratpack.</text:span></text:p>
              </text:list-item>
              <text:list-item>
                <text:p xml:id="id23" text:id="id23" text:style-name="P3"><text:span text:style-name="T7">Need #1: Groovy really needs something like Java lambdas to take advantage of the </text:span><text:span text:style-name="T7">processing power of Java 8 streams (there are workarounds that work today).</text:span></text:p>
              </text:list-item>
              <text:list-item>
                <text:p xml:id="id24" text:id="id24" text:style-name="P3"><text:span text:style-name="T7">Need #2: GPars is showing its age.</text:span></text:p>
                <text:list>
                  <text:list-item>
                    <text:list>
                      <text:list-item>
                        <text:p xml:id="id25" text:id="id25" text:style-name="P3"><text:span text:style-name="T7">GPars needs to use Java 8 features</text:span></text:p>
                      </text:list-item>
                      <text:list-item>
                        <text:p xml:id="id26" text:id="id26" text:style-name="P3"><text:span text:style-name="T7">GPars needs to get away from forcing usage of dynamic Groovy. Modern </text:span><text:span text:style-name="T7">Groovy is more and more supporting both static and dynamic Groovy.</text:span></text:p>
                      </text:list-item>
                      <text:list-item>
                        <text:p xml:id="id27" text:id="id27" text:style-name="P3"><text:span text:style-name="T7">But, this is all open source and free, so this is not a criticism of the GPars team.</text:span></text:p>
                      </text:list-item>
                    </text:list>
                  </text:list-item>
                </text:list>
              </text:list-item>
              <text:list-item>
                <text:p xml:id="id28" text:id="id28" text:style-name="P3"><text:span text:style-name="T7">Anything we can imagine that doesn’t break too many physical laws, Groovy is a </text:span><text:span text:style-name="T7">great platform, let’s push the envelope and make great concurrent stuff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Clark</meta:initial-creator>
    <meta:creation-date>2016-11-19T17:07:05.172670252</meta:creation-date>
    <meta:editing-duration>PT8H22M42S</meta:editing-duration>
    <meta:editing-cycles>54</meta:editing-cycles>
    <dc:date>2016-11-26T17:28:40.280901030</dc:date>
    <dc:creator>David Clark</dc:creator>
    <meta:generator>LibreOffice/5.1.4.2$Linux_X86_64 LibreOffice_project/10m0$Build-2</meta:generator>
    <meta:document-statistic meta:object-count="89"/>
  </office:meta>
</office:document-meta>
</file>